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000000"/>
    </style:style>
    <style:style style:name="gr2" style:family="graphic" style:parent-style-name="standard">
      <style:graphic-properties draw:stroke="none" draw:fill="solid" draw:fill-color="#ff3333"/>
    </style:style>
    <style:style style:name="gr3" style:family="graphic" style:parent-style-name="standard">
      <style:graphic-properties draw:stroke="solid" svg:stroke-color="#ff3333" draw:fill="none"/>
    </style:style>
    <style:style style:name="gr4" style:family="graphic" style:parent-style-name="standard">
      <style:graphic-properties draw:stroke="solid" svg:stroke-color="#3333ff" draw:fill="none"/>
    </style:style>
    <style:style style:name="gr5" style:family="graphic" style:parent-style-name="standard">
      <style:graphic-properties draw:stroke="solid" svg:stroke-color="#ff00cc" draw:fill="none"/>
    </style:style>
    <style:style style:name="gr6" style:family="graphic" style:parent-style-name="standard">
      <style:graphic-properties draw:stroke="solid" svg:stroke-color="#66ffff" draw:fill="none"/>
    </style:style>
    <style:style style:name="gr7" style:family="graphic" style:parent-style-name="standard">
      <style:graphic-properties draw:stroke="solid" svg:stroke-width="0.151cm" svg:stroke-color="#000000" draw:fill="none" fo:padding-top="0.075cm" fo:padding-bottom="0.075cm" fo:padding-left="0.075cm" fo:padding-right="0.075cm"/>
    </style:style>
    <style:style style:name="gr8" style:family="graphic" style:parent-style-name="standard">
      <style:graphic-properties draw:stroke="none" draw:fill="solid" draw:fill-color="#006666"/>
    </style:style>
    <style:style style:name="gr9" style:family="graphic" style:parent-style-name="standard">
      <style:graphic-properties draw:stroke="solid" svg:stroke-color="#006666" draw:fill="none"/>
    </style:style>
    <style:style style:name="gr10" style:family="graphic" style:parent-style-name="standard">
      <style:graphic-properties draw:stroke="none" draw:fill="solid" draw:fill-color="#3333ff"/>
    </style:style>
    <style:style style:name="gr11" style:family="graphic" style:parent-style-name="standard">
      <style:graphic-properties draw:stroke="none" draw:fill="solid" draw:fill-color="#66ffff"/>
    </style:style>
    <style:style style:name="gr12" style:family="graphic" style:parent-style-name="standard">
      <style:graphic-properties draw:stroke="none" draw:fill="solid" draw:fill-color="#ff00cc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0.893cm" svg:height="9.197cm" svg:x="5.813cm" svg:y="1.513cm" svg:viewBox="0 0 894 9198" draw:points="445,9198 0,9198 0,0 894,0 894,9198">
          <text:p/>
        </draw:polygon>
        <draw:path draw:style-name="gr2" draw:layer="layout" svg:width="9.937cm" svg:height="1.189cm" svg:x="1.27cm" svg:y="9.581cm" svg:viewBox="0 0 9938 1190" svg:d="M4968 0c2815 0 4970 257 4970 594 0 335-2155 592-4970 592-2820 0-4968-257-4968-592 0-337 2148-594 4968-594zM0 0zM9938 1190z">
          <text:p/>
        </draw:path>
        <draw:path draw:style-name="gr3" draw:layer="layout" svg:width="9.937cm" svg:height="1.185cm" svg:x="1.27cm" svg:y="9.581cm" svg:viewBox="0 0 9938 1186" svg:d="M4968 0c2815 0 4970 257 4970 594 0 335-2155 592-4970 592-2820 0-4968-257-4968-592 0-337 2148-594 4968-594z">
          <text:p/>
        </draw:path>
        <draw:polygon draw:style-name="gr3" draw:layer="layout" svg:width="0cm" svg:height="0cm" svg:x="11.207cm" svg:y="10.77cm" svg:viewBox="0 0 0 0" draw:points="0,0">
          <text:p/>
        </draw:polygon>
        <draw:polygon draw:style-name="gr4" draw:layer="layout" svg:width="0cm" svg:height="0cm" svg:x="3.294cm" svg:y="7.383cm" svg:viewBox="0 0 0 0" draw:points="0,0">
          <text:p/>
        </draw:polygon>
        <draw:polygon draw:style-name="gr1" draw:layer="layout" svg:width="0.893cm" svg:height="9.197cm" svg:x="16.213cm" svg:y="1.513cm" svg:viewBox="0 0 894 9198" draw:points="449,9198 0,9198 0,0 894,0 894,9198">
          <text:p/>
        </draw:polygon>
        <draw:polygon draw:style-name="gr1" draw:layer="layout" svg:width="0.893cm" svg:height="9.197cm" svg:x="26.613cm" svg:y="1.513cm" svg:viewBox="0 0 894 9198" draw:points="448,9198 0,9198 0,0 894,0 894,9198">
          <text:p/>
        </draw:polygon>
        <draw:polygon draw:style-name="gr5" draw:layer="layout" svg:width="0cm" svg:height="0cm" svg:x="4.191cm" svg:y="6.286cm" svg:viewBox="0 0 0 0" draw:points="0,0">
          <text:p/>
        </draw:polygon>
        <draw:polygon draw:style-name="gr5" draw:layer="layout" svg:width="0cm" svg:height="0cm" svg:x="8.364cm" svg:y="7.422cm" svg:viewBox="0 0 0 0" draw:points="0,0">
          <text:p/>
        </draw:polygon>
        <draw:polygon draw:style-name="gr6" draw:layer="layout" svg:width="0cm" svg:height="0cm" svg:x="4.91cm" svg:y="5.185cm" svg:viewBox="0 0 0 0" draw:points="0,0">
          <text:p/>
        </draw:polygon>
        <draw:polygon draw:style-name="gr6" draw:layer="layout" svg:width="0cm" svg:height="0cm" svg:x="7.669cm" svg:y="6.325cm" svg:viewBox="0 0 0 0" draw:points="0,0">
          <text:p/>
        </draw:polygon>
        <draw:polygon draw:style-name="gr7" draw:layer="layout" svg:width="0cm" svg:height="0cm" svg:x="9.214cm" svg:y="5.097cm" svg:viewBox="0 0 0 0" draw:points="0,0">
          <text:p/>
        </draw:polygon>
        <draw:polygon draw:style-name="gr7" draw:layer="layout" svg:width="0cm" svg:height="0cm" svg:x="12.354cm" svg:y="9.63cm" svg:viewBox="0 0 0 0" draw:points="0,0">
          <text:p/>
        </draw:polygon>
        <draw:polygon draw:style-name="gr3" draw:layer="layout" svg:width="0cm" svg:height="0cm" svg:x="22.57cm" svg:y="10.681cm" svg:viewBox="0 0 0 0" draw:points="0,0">
          <text:p/>
        </draw:polygon>
        <draw:path draw:style-name="gr8" draw:layer="layout" svg:width="8.118cm" svg:height="1.136cm" svg:x="23.051cm" svg:y="9.684cm" svg:viewBox="0 0 8119 1137" svg:d="M4058 0c2304 0 4061 248 4061 569s-1757 568-4061 568c-2301 0-4058-247-4058-568s1757-569 4058-569zM0 0zM8119 1137z">
          <text:p/>
        </draw:path>
        <draw:polygon draw:style-name="gr9" draw:layer="layout" svg:width="0cm" svg:height="0cm" svg:x="23.451cm" svg:y="9.584cm" svg:viewBox="0 0 0 0" draw:points="0,0">
          <text:p/>
        </draw:polygon>
        <draw:polygon draw:style-name="gr9" draw:layer="layout" svg:width="0cm" svg:height="0cm" svg:x="31.569cm" svg:y="10.72cm" svg:viewBox="0 0 0 0" draw:points="0,0">
          <text:p/>
        </draw:polygon>
        <draw:polygon draw:style-name="gr4" draw:layer="layout" svg:width="0cm" svg:height="0cm" svg:x="30.313cm" svg:y="9.623cm" svg:viewBox="0 0 0 0" draw:points="0,0">
          <text:p/>
        </draw:polygon>
        <draw:path draw:style-name="gr10" draw:layer="layout" svg:width="5.719cm" svg:height="1.14cm" svg:x="13.788cm" svg:y="9.688cm" svg:viewBox="0 0 5720 1141" svg:d="M2861 0c1620 0 2859 248 2859 569 0 325-1239 572-2859 572-1622 0-2861-247-2861-572 0-321 1239-569 2861-569zM0 0zM5720 1141z">
          <text:p/>
        </draw:path>
        <draw:path draw:style-name="gr11" draw:layer="layout" svg:width="2.759cm" svg:height="1.14cm" svg:x="25.682cm" svg:y="8.643cm" svg:viewBox="0 0 2760 1141" svg:d="M1380 0c784 0 1380 247 1380 568 0 325-596 573-1380 573s-1380-248-1380-573c0-321 596-568 1380-568zM0 0zM2760 1141z">
          <text:p/>
        </draw:path>
        <draw:path draw:style-name="gr12" draw:layer="layout" svg:width="4.173cm" svg:height="1.136cm" svg:x="14.601cm" svg:y="8.651cm" svg:viewBox="0 0 4174 1137" svg:d="M2085 0c1182 0 2089 247 2089 568s-907 569-2089 569-2085-248-2085-569 903-568 2085-568zM0 0zM4174 1137z">
          <text:p/>
        </draw:path>
        <draw:frame draw:style-name="gr13" draw:text-style-name="P1" draw:layer="layout" svg:width="0.921cm" svg:height="1.411cm" svg:x="5.843cm" svg:y="-0.073cm">
          <draw:text-box>
            <text:p><text:span text:style-name="T1">A</text:span></text:p>
          </draw:text-box>
        </draw:frame>
        <draw:frame draw:style-name="gr13" draw:text-style-name="P1" draw:layer="layout" svg:width="0.849cm" svg:height="1.411cm" svg:x="16.244cm" svg:y="-0.072cm">
          <draw:text-box>
            <text:p><text:span text:style-name="T1">B</text:span></text:p>
          </draw:text-box>
        </draw:frame>
        <draw:frame draw:style-name="gr13" draw:text-style-name="P1" draw:layer="layout" svg:width="0.921cm" svg:height="1.411cm" svg:x="26.645cm" svg:y="-0.071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5.56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4T00:23:25.729492232</dc:date>
    <dc:creator>elucterio </dc:creator>
    <meta:generator>LibreOffice/4.2.8.2$Linux_X86_64 LibreOffice_project/420m0$Build-2</meta:generator>
    <meta:editing-duration>PT28M2S</meta:editing-duration>
    <meta:editing-cycles>3</meta:editing-cycles>
    <meta:document-statistic meta:object-count="24"/>
  </office:meta>
</office:document-meta>
</file>